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ntReader.processFontControl( StructuredFieldReader structuredField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PFontRead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Reader.loadCharacterSetMetric( CharacterSet character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FPFontReader.processFontIndex( StructuredFieldReader structuredFieldReader , CharacterSetOrientation cso , Map codepage , int dp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ontControl.setRela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Reader.processFontPosition( StructuredFieldReader structuredFieldReader , CharacterSetOrientation [ ] characterSetOrientations , int dp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ontControl.setDp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Reader.closeInputStream( InputStream input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FontReader.openInputStream( String path , String fi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FontControl.getD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ontrol.is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Reader.loadCodePage( String codePage , String encoding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FPFontReader.processFontOrientation( StructuredFieldReader structuredFieldR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